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12cm"/>
    </style:style>
    <style:style style:name="co2" style:family="table-column">
      <style:table-column-properties fo:break-before="auto" style:column-width="2.552cm"/>
    </style:style>
    <style:style style:name="co3" style:family="table-column">
      <style:table-column-properties fo:break-before="auto" style:column-width="2.992cm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96cm" fo:break-before="auto" style:use-optimal-row-height="true"/>
    </style:style>
    <style:style style:name="ro4" style:family="table-row">
      <style:table-row-properties style:row-height="0.469cm" fo:break-before="auto" style:use-optimal-row-height="true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ta4" style:family="table" style:master-page-name="PageStyle_5f_32">
      <style:table-properties table:display="true" style:writing-mode="lr-tb"/>
    </style:style>
    <style:style style:name="ce2" style:family="table-cell" style:parent-style-name="Default">
      <style:table-cell-properties style:rotation-align="none"/>
      <style:text-properties style:text-position="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2.49pt solid #000000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ackground-color="#0084d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ackground-color="#ff663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 style:data-style-name="N110">
      <style:table-cell-properties style:rotation-align="none"/>
    </style:style>
    <style:style style:name="ce16" style:family="table-cell" style:parent-style-name="Default" style:data-style-name="N111">
      <style:table-cell-properties style:rotation-align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32" table:style-name="ta4">
        <office:forms form:automatic-focus="false" form:apply-design-mode="false"/>
        <table:table-column table:style-name="co1" table:number-columns-repeated="6" table:default-cell-style-name="ce4"/>
        <table:table-column table:style-name="co2" table:default-cell-style-name="ce4"/>
        <table:table-column table:style-name="co1" table:number-columns-repeated="10" table:default-cell-style-name="ce4"/>
        <table:table-column table:style-name="co3" table:default-cell-style-name="ce4"/>
        <table:table-column table:style-name="co1" table:number-columns-repeated="1006" table:default-cell-style-name="ce4"/>
        <table:table-row table:style-name="ro3">
          <table:table-cell table:style-name="ce3"/>
          <table:table-cell table:style-name="ce3" office:value-type="string" calcext:value-type="string">
            <text:p>Tamaño de Bloque 32x32</text:p>
          </table:table-cell>
          <table:table-cell table:style-name="ce3"/>
          <table:table-cell table:style-name="Default" table:number-columns-repeated="6"/>
          <table:table-cell table:number-columns-repeated="2"/>
          <table:table-cell table:style-name="ce3" office:value-type="string" calcext:value-type="string">
            <text:p>Tamaño de Bloque 16x16</text:p>
          </table:table-cell>
          <table:table-cell table:style-name="ce3"/>
          <table:table-cell table:style-name="Default" table:number-columns-repeated="7"/>
          <table:table-cell/>
          <table:table-cell table:style-name="ce3" office:value-type="string" calcext:value-type="string">
            <text:p>Tamaño de Bloque 4x4</text:p>
          </table:table-cell>
          <table:table-cell table:style-name="ce3"/>
          <table:table-cell table:style-name="Default" table:number-columns-repeated="7"/>
          <table:table-cell table:number-columns-repeated="994"/>
        </table:table-row>
        <table:table-row table:style-name="ro2">
          <table:table-cell table:style-name="Default" table:number-columns-repeated="9"/>
          <table:table-cell table:number-columns-repeated="2"/>
          <table:table-cell table:style-name="Default" table:number-columns-repeated="9"/>
          <table:table-cell/>
          <table:table-cell table:style-name="Default" table:number-columns-repeated="9"/>
          <table:table-cell table:number-columns-repeated="994"/>
        </table:table-row>
        <table:table-row table:style-name="ro4">
          <table:table-cell table:style-name="Default"/>
          <table:table-cell table:style-name="ce5" office:value-type="string" calcext:value-type="string">
            <text:p>Matriz A</text:p>
          </table:table-cell>
          <table:table-cell table:style-name="ce12" office:value-type="string" calcext:value-type="string">
            <text:p>MxN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9"/>
          <table:table-cell/>
          <table:table-cell table:style-name="Default" table:number-columns-repeated="9"/>
          <table:table-cell table:number-columns-repeated="994"/>
        </table:table-row>
        <table:table-row table:style-name="ro4">
          <table:table-cell table:style-name="Default"/>
          <table:table-cell table:style-name="ce6" office:value-type="string" calcext:value-type="string">
            <text:p>Matriz B</text:p>
          </table:table-cell>
          <table:table-cell table:style-name="ce13" office:value-type="string" calcext:value-type="string">
            <text:p>NxO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9"/>
          <table:table-cell/>
          <table:table-cell table:style-name="Default" table:number-columns-repeated="9"/>
          <table:table-cell table:number-columns-repeated="994"/>
        </table:table-row>
        <table:table-row table:style-name="ro4">
          <table:table-cell table:style-name="Default"/>
          <table:table-cell table:style-name="ce7" office:value-type="string" calcext:value-type="string">
            <text:p>Matriz C</text:p>
          </table:table-cell>
          <table:table-cell table:style-name="ce14" office:value-type="string" calcext:value-type="string">
            <text:p>MxO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9"/>
          <table:table-cell/>
          <table:table-cell table:style-name="Default" table:number-columns-repeated="9"/>
          <table:table-cell table:number-columns-repeated="994"/>
        </table:table-row>
        <table:table-row table:style-name="ro2">
          <table:table-cell table:style-name="Default" table:number-columns-repeated="9"/>
          <table:table-cell table:number-columns-repeated="2"/>
          <table:table-cell table:style-name="Default" table:number-columns-repeated="9"/>
          <table:table-cell/>
          <table:table-cell table:style-name="Default" table:number-columns-repeated="9"/>
          <table:table-cell table:number-columns-repeated="994"/>
        </table:table-row>
        <table:table-row table:style-name="ro4">
          <table:table-cell table:style-name="Default"/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N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Secuencial</text:p>
          </table:table-cell>
          <table:table-cell table:style-name="ce9" office:value-type="string" calcext:value-type="string">
            <text:p>Sin Tiling</text:p>
          </table:table-cell>
          <table:table-cell table:style-name="ce9" office:value-type="string" calcext:value-type="string">
            <text:p>Aceleración</text:p>
          </table:table-cell>
          <table:table-cell table:style-name="ce9" office:value-type="string" calcext:value-type="string">
            <text:p>Con Tiling</text:p>
          </table:table-cell>
          <table:table-cell table:style-name="ce9" office:value-type="string" calcext:value-type="string">
            <text:p>Aceleración</text:p>
          </table:table-cell>
          <table:table-cell table:number-columns-repeated="2"/>
          <table:table-cell table:style-name="Default"/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N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Secuencial</text:p>
          </table:table-cell>
          <table:table-cell table:style-name="ce9" office:value-type="string" calcext:value-type="string">
            <text:p>Sin Tiling</text:p>
          </table:table-cell>
          <table:table-cell table:style-name="ce9" office:value-type="string" calcext:value-type="string">
            <text:p>Aceleración</text:p>
          </table:table-cell>
          <table:table-cell table:style-name="ce9" office:value-type="string" calcext:value-type="string">
            <text:p>Con Tiling</text:p>
          </table:table-cell>
          <table:table-cell table:style-name="ce9" office:value-type="string" calcext:value-type="string">
            <text:p>Aceleración</text:p>
          </table:table-cell>
          <table:table-cell/>
          <table:table-cell table:style-name="Default"/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N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Secuencial</text:p>
          </table:table-cell>
          <table:table-cell table:style-name="ce9" office:value-type="string" calcext:value-type="string">
            <text:p>Sin Tiling</text:p>
          </table:table-cell>
          <table:table-cell table:style-name="ce9" office:value-type="string" calcext:value-type="string">
            <text:p>Aceleración</text:p>
          </table:table-cell>
          <table:table-cell table:style-name="ce9" office:value-type="string" calcext:value-type="string">
            <text:p>Con Tiling</text:p>
          </table:table-cell>
          <table:table-cell table:style-name="ce9" office:value-type="string" calcext:value-type="string">
            <text:p>Aceleración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5" office:value-type="float" office:value="0.000001" calcext:value-type="float">
            <text:p>0,000001</text:p>
          </table:table-cell>
          <table:table-cell table:style-name="ce15" office:value-type="float" office:value="0.000046" calcext:value-type="float">
            <text:p>0,000046</text:p>
          </table:table-cell>
          <table:table-cell table:style-name="ce15" table:formula="of:=[.E8]/[.F8]" office:value-type="float" office:value="0.0217391304347826" calcext:value-type="float">
            <text:p>0,021739</text:p>
          </table:table-cell>
          <table:table-cell table:style-name="ce15" office:value-type="float" office:value="0.00003" calcext:value-type="float">
            <text:p>0,000030</text:p>
          </table:table-cell>
          <table:table-cell table:formula="of:=[.E8]/[.H8]" office:value-type="float" office:value="0.0333333333333333" calcext:value-type="float">
            <text:p>0,03333333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6" office:value-type="float" office:value="0.000001" calcext:value-type="float">
            <text:p>0,000001</text:p>
          </table:table-cell>
          <table:table-cell table:style-name="ce15" office:value-type="float" office:value="0.000049" calcext:value-type="float">
            <text:p>0,000049</text:p>
          </table:table-cell>
          <table:table-cell table:style-name="ce15" table:formula="of:=[.P8]/[.Q8]" office:value-type="float" office:value="0.0204081632653061" calcext:value-type="float">
            <text:p>0,020408</text:p>
          </table:table-cell>
          <table:table-cell table:style-name="ce15" office:value-type="float" office:value="0.000028" calcext:value-type="float">
            <text:p>0,000028</text:p>
          </table:table-cell>
          <table:table-cell table:formula="of:=[.P8]/[.S8]" office:value-type="float" office:value="0.0357142857142857" calcext:value-type="float">
            <text:p>0,03571428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6" office:value-type="float" office:value="0.000002" calcext:value-type="float">
            <text:p>0,000002</text:p>
          </table:table-cell>
          <table:table-cell table:style-name="ce15" office:value-type="float" office:value="0.000048" calcext:value-type="float">
            <text:p>0,000048</text:p>
          </table:table-cell>
          <table:table-cell table:style-name="ce15" table:formula="of:=[.Z8]/[.AA8]" office:value-type="float" office:value="0.0416666666666667" calcext:value-type="float">
            <text:p>0,041667</text:p>
          </table:table-cell>
          <table:table-cell table:style-name="ce15" office:value-type="float" office:value="0.000027" calcext:value-type="float">
            <text:p>0,000027</text:p>
          </table:table-cell>
          <table:table-cell table:formula="of:=[.Z8]/[.AC8]" office:value-type="float" office:value="0.0740740740740741" calcext:value-type="float">
            <text:p>0,0740740741</text:p>
          </table:table-cell>
          <table:table-cell table:number-columns-repeated="994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.000105" calcext:value-type="float">
            <text:p>0,000105</text:p>
          </table:table-cell>
          <table:table-cell table:style-name="ce15" office:value-type="float" office:value="0.000056" calcext:value-type="float">
            <text:p>0,000056</text:p>
          </table:table-cell>
          <table:table-cell table:style-name="ce15" table:formula="of:=[.E9]/[.F9]" office:value-type="float" office:value="1.875" calcext:value-type="float">
            <text:p>1,875000</text:p>
          </table:table-cell>
          <table:table-cell table:style-name="ce15" office:value-type="float" office:value="0.000031" calcext:value-type="float">
            <text:p>0,000031</text:p>
          </table:table-cell>
          <table:table-cell table:formula="of:=[.E9]/[.H9]" office:value-type="float" office:value="3.38709677419355" calcext:value-type="float">
            <text:p>3,387096774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.000105" calcext:value-type="float">
            <text:p>0,000105</text:p>
          </table:table-cell>
          <table:table-cell table:style-name="ce15" office:value-type="float" office:value="0.000054" calcext:value-type="float">
            <text:p>0,000054</text:p>
          </table:table-cell>
          <table:table-cell table:style-name="ce15" table:formula="of:=[.P9]/[.Q9]" office:value-type="float" office:value="1.94444444444444" calcext:value-type="float">
            <text:p>1,944444</text:p>
          </table:table-cell>
          <table:table-cell table:style-name="ce15" office:value-type="float" office:value="0.000028" calcext:value-type="float">
            <text:p>0,000028</text:p>
          </table:table-cell>
          <table:table-cell table:formula="of:=[.P9]/[.S9]" office:value-type="float" office:value="3.75" calcext:value-type="float">
            <text:p>3,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.000105" calcext:value-type="float">
            <text:p>0,000105</text:p>
          </table:table-cell>
          <table:table-cell table:style-name="ce15" office:value-type="float" office:value="0.000053" calcext:value-type="float">
            <text:p>0,000053</text:p>
          </table:table-cell>
          <table:table-cell table:style-name="ce15" table:formula="of:=[.Z9]/[.AA9]" office:value-type="float" office:value="1.9811320754717" calcext:value-type="float">
            <text:p>1,981132</text:p>
          </table:table-cell>
          <table:table-cell table:style-name="ce15" office:value-type="float" office:value="0.00003" calcext:value-type="float">
            <text:p>0,000030</text:p>
          </table:table-cell>
          <table:table-cell table:formula="of:=[.Z9]/[.AC9]" office:value-type="float" office:value="3.5" calcext:value-type="float">
            <text:p>3,5</text:p>
          </table:table-cell>
          <table:table-cell table:number-columns-repeated="994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table:style-name="ce15" office:value-type="float" office:value="0.001439" calcext:value-type="float">
            <text:p>0,001439</text:p>
          </table:table-cell>
          <table:table-cell table:style-name="ce15" office:value-type="float" office:value="0.000084" calcext:value-type="float">
            <text:p>0,000084</text:p>
          </table:table-cell>
          <table:table-cell table:style-name="ce15" table:formula="of:=[.E10]/[.F10]" office:value-type="float" office:value="17.1309523809524" calcext:value-type="float">
            <text:p>17,130952</text:p>
          </table:table-cell>
          <table:table-cell table:style-name="ce15" office:value-type="float" office:value="0.000048" calcext:value-type="float">
            <text:p>0,000048</text:p>
          </table:table-cell>
          <table:table-cell table:formula="of:=[.E10]/[.H10]" office:value-type="float" office:value="29.9791666666667" calcext:value-type="float">
            <text:p>29,979166666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table:style-name="ce15" office:value-type="float" office:value="0.003349" calcext:value-type="float">
            <text:p>0,003349</text:p>
          </table:table-cell>
          <table:table-cell table:style-name="ce15" office:value-type="float" office:value="0.000079" calcext:value-type="float">
            <text:p>0,000079</text:p>
          </table:table-cell>
          <table:table-cell table:style-name="ce15" table:formula="of:=[.P10]/[.Q10]" office:value-type="float" office:value="42.3924050632911" calcext:value-type="float">
            <text:p>42,392405</text:p>
          </table:table-cell>
          <table:table-cell table:style-name="ce15" office:value-type="float" office:value="0.000047" calcext:value-type="float">
            <text:p>0,000047</text:p>
          </table:table-cell>
          <table:table-cell table:formula="of:=[.P10]/[.S10]" office:value-type="float" office:value="71.2553191489362" calcext:value-type="float">
            <text:p>71,255319148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table:style-name="ce15" office:value-type="float" office:value="0.003415" calcext:value-type="float">
            <text:p>0,003415</text:p>
          </table:table-cell>
          <table:table-cell table:style-name="ce15" office:value-type="float" office:value="0.000114" calcext:value-type="float">
            <text:p>0,000114</text:p>
          </table:table-cell>
          <table:table-cell table:style-name="ce15" table:formula="of:=[.Z10]/[.AA10]" office:value-type="float" office:value="29.9561403508772" calcext:value-type="float">
            <text:p>29,956140</text:p>
          </table:table-cell>
          <table:table-cell table:style-name="ce15" office:value-type="float" office:value="0.000076" calcext:value-type="float">
            <text:p>0,000076</text:p>
          </table:table-cell>
          <table:table-cell table:formula="of:=[.Z10]/[.AC10]" office:value-type="float" office:value="44.9342105263158" calcext:value-type="float">
            <text:p>44,9342105263</text:p>
          </table:table-cell>
          <table:table-cell table:number-columns-repeated="99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table:style-name="ce15" office:value-type="float" office:value="0.118091" calcext:value-type="float">
            <text:p>0,118091</text:p>
          </table:table-cell>
          <table:table-cell table:style-name="ce15" office:value-type="float" office:value="0.001661" calcext:value-type="float">
            <text:p>0,001661</text:p>
          </table:table-cell>
          <table:table-cell table:style-name="ce15" table:formula="of:=[.E11]/[.F11]" office:value-type="float" office:value="71.0963275135461" calcext:value-type="float">
            <text:p>71,096328</text:p>
          </table:table-cell>
          <table:table-cell table:style-name="ce15" office:value-type="float" office:value="0.001105" calcext:value-type="float">
            <text:p>0,001105</text:p>
          </table:table-cell>
          <table:table-cell table:formula="of:=[.E11]/[.H11]" office:value-type="float" office:value="106.869683257919" calcext:value-type="float">
            <text:p>106,869683257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table:style-name="ce15" office:value-type="float" office:value="0.113778" calcext:value-type="float">
            <text:p>0,113778</text:p>
          </table:table-cell>
          <table:table-cell table:style-name="ce15" office:value-type="float" office:value="0.00124" calcext:value-type="float">
            <text:p>0,001240</text:p>
          </table:table-cell>
          <table:table-cell table:style-name="ce15" table:formula="of:=[.P11]/[.Q11]" office:value-type="float" office:value="91.7564516129032" calcext:value-type="float">
            <text:p>91,756452</text:p>
          </table:table-cell>
          <table:table-cell table:style-name="ce15" office:value-type="float" office:value="0.000742" calcext:value-type="float">
            <text:p>0,000742</text:p>
          </table:table-cell>
          <table:table-cell table:formula="of:=[.P11]/[.S11]" office:value-type="float" office:value="153.339622641509" calcext:value-type="float">
            <text:p>153,339622641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table:style-name="ce15" office:value-type="float" office:value="0.117682" calcext:value-type="float">
            <text:p>0,117682</text:p>
          </table:table-cell>
          <table:table-cell table:style-name="ce15" office:value-type="float" office:value="0.003391" calcext:value-type="float">
            <text:p>0,003391</text:p>
          </table:table-cell>
          <table:table-cell table:style-name="ce15" table:formula="of:=[.Z11]/[.AA11]" office:value-type="float" office:value="34.7042170451194" calcext:value-type="float">
            <text:p>34,704217</text:p>
          </table:table-cell>
          <table:table-cell table:style-name="ce15" office:value-type="float" office:value="0.002245" calcext:value-type="float">
            <text:p>0,002245</text:p>
          </table:table-cell>
          <table:table-cell table:formula="of:=[.Z11]/[.AC11]" office:value-type="float" office:value="52.4195991091314" calcext:value-type="float">
            <text:p>52,4195991091</text:p>
          </table:table-cell>
          <table:table-cell table:number-columns-repeated="994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table:style-name="ce15" office:value-type="float" office:value="0.253226" calcext:value-type="float">
            <text:p>0,253226</text:p>
          </table:table-cell>
          <table:table-cell table:style-name="ce15" office:value-type="float" office:value="0.001967" calcext:value-type="float">
            <text:p>0,001967</text:p>
          </table:table-cell>
          <table:table-cell table:style-name="ce15" table:formula="of:=[.E12]/[.F12]" office:value-type="float" office:value="128.737163192679" calcext:value-type="float">
            <text:p>128,737163</text:p>
          </table:table-cell>
          <table:table-cell table:style-name="ce15" office:value-type="float" office:value="0.000793" calcext:value-type="float">
            <text:p>0,000793</text:p>
          </table:table-cell>
          <table:table-cell table:formula="of:=[.E12]/[.H12]" office:value-type="float" office:value="319.326607818411" calcext:value-type="float">
            <text:p>319,326607818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table:style-name="ce15" office:value-type="float" office:value="0.251745" calcext:value-type="float">
            <text:p>0,251745</text:p>
          </table:table-cell>
          <table:table-cell table:style-name="ce15" office:value-type="float" office:value="0.001853" calcext:value-type="float">
            <text:p>0,001853</text:p>
          </table:table-cell>
          <table:table-cell table:style-name="ce15" table:formula="of:=[.P12]/[.Q12]" office:value-type="float" office:value="135.858067997841" calcext:value-type="float">
            <text:p>135,858068</text:p>
          </table:table-cell>
          <table:table-cell table:style-name="ce15" office:value-type="float" office:value="0.000676" calcext:value-type="float">
            <text:p>0,000676</text:p>
          </table:table-cell>
          <table:table-cell table:formula="of:=[.P12]/[.S12]" office:value-type="float" office:value="372.403846153846" calcext:value-type="float">
            <text:p>372,403846153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table:style-name="ce15" office:value-type="float" office:value="0.252977" calcext:value-type="float">
            <text:p>0,252977</text:p>
          </table:table-cell>
          <table:table-cell table:style-name="ce15" office:value-type="float" office:value="0.006322" calcext:value-type="float">
            <text:p>0,006322</text:p>
          </table:table-cell>
          <table:table-cell table:style-name="ce15" table:formula="of:=[.Z12]/[.AA12]" office:value-type="float" office:value="40.0153432458083" calcext:value-type="float">
            <text:p>40,015343</text:p>
          </table:table-cell>
          <table:table-cell table:style-name="ce15" office:value-type="float" office:value="0.004283" calcext:value-type="float">
            <text:p>0,004283</text:p>
          </table:table-cell>
          <table:table-cell table:formula="of:=[.Z12]/[.AC12]" office:value-type="float" office:value="59.0653747373337" calcext:value-type="float">
            <text:p>59,0653747373</text:p>
          </table:table-cell>
          <table:table-cell table:number-columns-repeated="994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1024" calcext:value-type="float">
            <text:p>1024</text:p>
          </table:table-cell>
          <table:table-cell table:style-name="ce16" office:value-type="float" office:value="2.262975" calcext:value-type="float">
            <text:p>2,262975</text:p>
          </table:table-cell>
          <table:table-cell office:value-type="float" office:value="0.012896" calcext:value-type="float">
            <text:p>0,012896</text:p>
          </table:table-cell>
          <table:table-cell table:style-name="ce15" table:formula="of:=[.E13]/[.F13]" office:value-type="float" office:value="175.478830645161" calcext:value-type="float">
            <text:p>175,478831</text:p>
          </table:table-cell>
          <table:table-cell office:value-type="float" office:value="0.00418" calcext:value-type="float">
            <text:p>0,00418</text:p>
          </table:table-cell>
          <table:table-cell table:formula="of:=[.E13]/[.H13]" office:value-type="float" office:value="541.381578947368" calcext:value-type="float">
            <text:p>541,381578947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1024" calcext:value-type="float">
            <text:p>1024</text:p>
          </table:table-cell>
          <table:table-cell table:style-name="ce16" office:value-type="float" office:value="1.953697" calcext:value-type="float">
            <text:p>1,953697</text:p>
          </table:table-cell>
          <table:table-cell office:value-type="float" office:value="0.012466" calcext:value-type="float">
            <text:p>0,012466</text:p>
          </table:table-cell>
          <table:table-cell table:style-name="ce15" table:formula="of:=[.P13]/[.Q13]" office:value-type="float" office:value="156.72204395957" calcext:value-type="float">
            <text:p>156,722044</text:p>
          </table:table-cell>
          <table:table-cell office:value-type="float" office:value="0.004839" calcext:value-type="float">
            <text:p>0,004839</text:p>
          </table:table-cell>
          <table:table-cell table:formula="of:=[.P13]/[.S13]" office:value-type="float" office:value="403.73982227733" calcext:value-type="float">
            <text:p>403,739822277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1024" calcext:value-type="float">
            <text:p>1024</text:p>
          </table:table-cell>
          <table:table-cell table:style-name="ce16" office:value-type="float" office:value="1.971997" calcext:value-type="float">
            <text:p>1,971997</text:p>
          </table:table-cell>
          <table:table-cell office:value-type="float" office:value="0.047315" calcext:value-type="float">
            <text:p>0,047315</text:p>
          </table:table-cell>
          <table:table-cell table:style-name="ce15" table:formula="of:=[.Z13]/[.AA13]" office:value-type="float" office:value="41.6780513579203" calcext:value-type="float">
            <text:p>41,678051</text:p>
          </table:table-cell>
          <table:table-cell office:value-type="float" office:value="0.03308" calcext:value-type="float">
            <text:p>0,03308</text:p>
          </table:table-cell>
          <table:table-cell table:formula="of:=[.Z13]/[.AC13]" office:value-type="float" office:value="59.6129685610641" calcext:value-type="float">
            <text:p>59,6129685611</text:p>
          </table:table-cell>
          <table:table-cell table:number-columns-repeated="994"/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GRAFICAS TIEMPO EJECUCIÓN.</text:p>
          </table:table-cell>
          <table:table-cell table:style-name="Default"/>
          <table:table-cell table:number-columns-repeated="1021"/>
        </table:table-row>
        <table:table-row table:style-name="ro2">
          <table:table-cell/>
          <table:table-cell table:style-name="Default">
            <draw:frame table:end-cell-address="'32'.I33" table:end-x="1.002cm" table:end-y="0.239cm" draw:z-index="0" draw:name="Tiempo Ejecución Secuencial" draw:style-name="gr1" draw:text-style-name="P1" svg:width="16.124cm" svg:height="7.641cm" svg:x="0.153cm" svg:y="0.389cm">
              <draw:object draw:notify-on-update-of-ranges="'32'.A8:'32'.A13 '32'.E8:'32'.E1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/>
          <table:table-cell table:number-columns-repeated="8"/>
          <table:table-cell>
            <draw:frame table:end-cell-address="'32'.S33" table:end-x="1.649cm" table:end-y="0.085cm" draw:z-index="4" draw:name="Tiempo Ejecución Secuencial" draw:style-name="gr1" draw:text-style-name="P1" svg:width="16.122cm" svg:height="7.641cm" svg:x="1.24cm" svg:y="0.235cm">
              <draw:object draw:notify-on-update-of-ranges="'32'.L8:'32'.L13 '32'.P8:'32'.P13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"/>
          <table:table-cell>
            <draw:frame table:end-cell-address="'32'.AD33" table:end-x="1.285cm" table:end-y="0.274cm" draw:z-index="8" draw:name="Tiempo Ejecución Secuencial" draw:style-name="gr1" draw:text-style-name="P1" svg:width="16.12cm" svg:height="7.641cm" svg:x="0.007cm" svg:y="0.424cm">
              <draw:object draw:notify-on-update-of-ranges="'32'.V8:'32'.V13 '32'.Z8:'32'.Z13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1001"/>
        </table:table-row>
        <table:table-row table:style-name="ro2">
          <table:table-cell/>
          <table:table-cell office:value-type="string" calcext:value-type="string">
            <text:p>Tiempo ejecución secuencial</text:p>
          </table:table-cell>
          <table:table-cell table:style-name="Default"/>
          <table:table-cell table:number-columns-repeated="1021"/>
        </table:table-row>
        <table:table-row table:style-name="ro2" table:number-rows-repeated="20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/>
          <table:table-cell table:style-name="Default">
            <draw:frame table:end-cell-address="'32'.I55" table:end-x="0.955cm" table:end-y="0.22cm" draw:z-index="1" draw:name="Tiempo Ejecución Paralelo Sin Tiling" draw:style-name="gr1" draw:text-style-name="P1" svg:width="16.106cm" svg:height="7.656cm" svg:x="0.124cm" svg:y="0.355cm">
              <draw:object draw:notify-on-update-of-ranges="'32'.A8:'32'.A13 '32'.F8:'32'.F1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Default"/>
          <table:table-cell table:number-columns-repeated="9"/>
          <table:table-cell>
            <draw:frame table:end-cell-address="'32'.T55" table:end-x="0.411cm" table:end-y="0.261cm" draw:z-index="5" draw:name="Tiempo Ejecución Secuencial" draw:style-name="gr1" draw:text-style-name="P1" svg:width="16.122cm" svg:height="7.639cm" svg:x="0.002cm" svg:y="0.413cm">
              <draw:object draw:notify-on-update-of-ranges="'32'.L8:'32'.L13 '32'.Q8:'32'.Q13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9"/>
          <table:table-cell>
            <draw:frame table:end-cell-address="'32'.AD55" table:end-x="1.285cm" table:end-y="0.316cm" draw:z-index="9" draw:name="Tiempo Ejecución Secuencial" draw:style-name="gr1" draw:text-style-name="P1" svg:width="16.12cm" svg:height="7.639cm" svg:x="0.007cm" svg:y="0.468cm">
              <draw:object draw:notify-on-update-of-ranges="'32'.V8:'32'.V13 '32'.AA8:'32'.AA13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01"/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/>
          <table:table-cell office:value-type="string" calcext:value-type="string">
            <text:p>Tiempo ejecución paralelo sin tiling</text:p>
          </table:table-cell>
          <table:table-cell table:style-name="Default"/>
          <table:table-cell table:number-columns-repeated="1021"/>
        </table:table-row>
        <table:table-row table:style-name="ro2" table:number-rows-repeated="16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8"/>
          <table:table-cell>
            <draw:frame table:end-cell-address="'32'.T75" table:end-x="0.274cm" table:end-y="0.109cm" draw:z-index="6" draw:name="Tiempo Ejecución Secuencial" draw:style-name="gr1" draw:text-style-name="P1" svg:width="16.122cm" svg:height="7.641cm" svg:x="1.985cm" svg:y="0.259cm">
              <draw:object draw:notify-on-update-of-ranges="'32'.L8:'32'.L13 '32'.S8:'32'.S13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9"/>
          <table:table-cell>
            <draw:frame table:end-cell-address="'32'.AD74" table:end-x="1.259cm" table:end-y="0.378cm" draw:z-index="10" draw:name="Tiempo Ejecución Secuencial" draw:style-name="gr1" draw:text-style-name="P1" svg:width="16.12cm" svg:height="7.641cm" svg:x="2.101cm" svg:y="0.041cm">
              <draw:object draw:notify-on-update-of-ranges="'32'.V8:'32'.V13 '32'.AC8:'32'.AC13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1002"/>
        </table:table-row>
        <table:table-row table:style-name="ro2">
          <table:table-cell/>
          <table:table-cell table:style-name="Default">
            <draw:frame table:end-cell-address="'32'.I76" table:end-x="1.058cm" table:end-y="0.079cm" draw:z-index="2" draw:name="Tiempo Ejecución Secuencial" draw:style-name="gr1" draw:text-style-name="P1" svg:width="16.106cm" svg:height="7.657cm" svg:x="0.227cm" svg:y="0.211cm">
              <draw:object draw:notify-on-update-of-ranges="'32'.A8:'32'.A13 '32'.H8:'32'.H1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Default"/>
          <table:table-cell table:number-columns-repeated="1021"/>
        </table:table-row>
        <table:table-row table:style-name="ro2" table:number-rows-repeated="3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/>
          <table:table-cell office:value-type="string" calcext:value-type="string">
            <text:p>Tiempo ejecución paralelo con tiling</text:p>
          </table:table-cell>
          <table:table-cell table:style-name="Default"/>
          <table:table-cell table:number-columns-repeated="1021"/>
        </table:table-row>
        <table:table-row table:style-name="ro2" table:number-rows-repeated="19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GRAFICAS ACELERACIÓN.</text:p>
          </table:table-cell>
          <table:table-cell table:style-name="Default"/>
          <table:table-cell table:number-columns-repeated="9"/>
          <table:table-cell table:style-name="ce9" office:value-type="string" calcext:value-type="string">
            <text:p>GRAFICAS ACELERACIÓN.</text:p>
          </table:table-cell>
          <table:table-cell table:style-name="Default"/>
          <table:table-cell table:number-columns-repeated="8"/>
          <table:table-cell table:style-name="ce9" office:value-type="string" calcext:value-type="string">
            <text:p>GRAFICAS ACELERACIÓN.</text:p>
          </table:table-cell>
          <table:table-cell table:style-name="Default"/>
          <table:table-cell table:number-columns-repeated="1000"/>
        </table:table-row>
        <table:table-row table:style-name="ro2">
          <table:table-cell/>
          <table:table-cell table:style-name="ce10" office:value-type="string" calcext:value-type="string" table:number-columns-spanned="2" table:number-rows-spanned="1">
            <text:p>Azul - Con Tiling</text:p>
          </table:table-cell>
          <table:covered-table-cell table:style-name="ce10"/>
          <table:table-cell table:number-columns-repeated="9"/>
          <table:table-cell table:style-name="ce10" office:value-type="string" calcext:value-type="string" table:number-columns-spanned="2" table:number-rows-spanned="1">
            <text:p>Azul - Con Tiling</text:p>
          </table:table-cell>
          <table:covered-table-cell table:style-name="ce10"/>
          <table:table-cell table:number-columns-repeated="8"/>
          <table:table-cell table:style-name="ce10" office:value-type="string" calcext:value-type="string" table:number-columns-spanned="2" table:number-rows-spanned="1">
            <text:p>Azul - Con Tiling</text:p>
          </table:table-cell>
          <table:covered-table-cell table:style-name="ce10"/>
          <table:table-cell table:number-columns-repeated="1000"/>
        </table:table-row>
        <table:table-row table:style-name="ro2">
          <table:table-cell/>
          <table:table-cell table:style-name="ce11" office:value-type="string" calcext:value-type="string" table:number-columns-spanned="2" table:number-rows-spanned="1">
            <text:p>Naranja - Sin Tiling</text:p>
          </table:table-cell>
          <table:covered-table-cell table:style-name="ce11"/>
          <table:table-cell table:number-columns-repeated="9"/>
          <table:table-cell table:style-name="ce11" office:value-type="string" calcext:value-type="string" table:number-columns-spanned="2" table:number-rows-spanned="1">
            <text:p>Naranja - Sin Tiling</text:p>
          </table:table-cell>
          <table:covered-table-cell table:style-name="ce11"/>
          <table:table-cell table:number-columns-repeated="8"/>
          <table:table-cell table:style-name="ce11" office:value-type="string" calcext:value-type="string" table:number-columns-spanned="2" table:number-rows-spanned="1">
            <text:p>Naranja - Sin Tiling</text:p>
          </table:table-cell>
          <table:covered-table-cell table:style-name="ce11"/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'32'.I104" table:end-x="0.808cm" table:end-y="0.09cm" draw:z-index="3" draw:style-name="gr1" draw:text-style-name="P1" svg:width="16.106cm" svg:height="7.623cm" svg:x="2.097cm" svg:y="0.258cm">
              <draw:object draw:notify-on-update-of-ranges="'32'.A8:'32'.A13 '32'.I8:'32'.I13 '32'.A8:'32'.A13 '32'.G8:'32'.G13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1"/>
          <table:table-cell>
            <draw:frame table:end-cell-address="'32'.T104" table:end-x="0.42cm" table:end-y="0.28cm" draw:z-index="7" draw:style-name="gr1" draw:text-style-name="P1" svg:width="16.104cm" svg:height="7.623cm" svg:x="0.029cm" svg:y="0.448cm">
              <draw:object draw:notify-on-update-of-ranges="'32'.L8:'32'.L13 '32'.R8:'32'.R13 '32'.L8:'32'.L13 '32'.T8:'32'.T13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9"/>
          <table:table-cell>
            <draw:frame table:end-cell-address="'32'.AD103" table:end-x="1.267cm" table:end-y="0.387cm" draw:z-index="11" draw:style-name="gr1" draw:text-style-name="P1" svg:width="16.102cm" svg:height="7.623cm" svg:x="0.007cm" svg:y="0.068cm">
              <draw:object draw:notify-on-update-of-ranges="'32'.V8:'32'.V13 '32'.AB8:'32'.AB13 '32'.V8:'32'.V13 '32'.AD8:'32'.AD13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001"/>
        </table:table-row>
        <table:table-row table:style-name="ro2" table:number-rows-repeated="104848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2" table:style-name="ta2">
        <table:table-column table:style-name="co1" table:number-columns-repeated="1024" table:default-cell-style-name="ce2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3" table:style-name="ta3">
        <table:table-column table:style-name="co1" table:number-columns-repeated="1024" table:default-cell-style-name="ce2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10">
      <number:number number:decimal-places="6" number:min-integer-digits="1"/>
    </number:number-style>
    <number:number-style style:name="N111">
      <number:number number:decimal-places="6" number:min-integer-digits="1" number:grouping="true"/>
    </number:number-style>
    <number:currency-style style:name="N1010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10107" number:language="es" number:country="CO"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10107P0"/>
    </number:currency-style>
    <number:currency-style style:name="N10108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10108" number:language="es" number:country="CO">
      <style:text-properties fo:color="#ff0000"/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10108P0"/>
    </number:currency-style>
    <number:currency-style style:name="N10110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10110" number:language="es" number:country="CO"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10110P0"/>
    </number:currency-style>
    <number:currency-style style:name="N10111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10111" number:language="es" number:country="CO">
      <style:text-properties fo:color="#ff0000"/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10111P0"/>
    </number:currency-style>
    <number:date-style style:name="N10112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3" number:language="es" number:country="CO">
      <number:day number:style="long"/>
      <number:text>-</number:text>
      <number:month number:textual="true"/>
    </number:date-style>
    <number:date-style style:name="N10114" number:language="es" number:country="CO">
      <number:month number:textual="true"/>
      <number:text>-</number:text>
      <number:year/>
    </number:date-style>
    <number:date-style style:name="N10115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CO">
      <number:number number:decimal-places="0" number:min-integer-digits="1" number:grouping="true"/>
      <number:text> </number:text>
    </number:number-style>
    <number:number-style style:name="N10117" number:language="es" number:country="CO">
      <number:text>(</number:text>
      <number:number number:decimal-places="0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s" number:country="CO">
      <number:number number:decimal-places="0" number:min-integer-digits="1" number:grouping="true"/>
      <number:text> </number:text>
    </number:number-style>
    <number:number-style style:name="N10118" number:language="es" number:country="CO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8P0"/>
    </number:number-style>
    <number:number-style style:name="N10120P0" style:volatile="true" number:language="es" number:country="CO">
      <number:number number:decimal-places="2" number:min-integer-digits="1" number:grouping="true"/>
      <number:text> </number:text>
    </number:number-style>
    <number:number-style style:name="N10120" number:language="es" number:country="CO">
      <number:text>(</number:text>
      <number:number number: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es" number:country="CO">
      <number:number number:decimal-places="2" number:min-integer-digits="1" number:grouping="true"/>
      <number:text> </number:text>
    </number:number-style>
    <number:number-style style:name="N10121" number:language="es" number:country="CO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1P0"/>
    </number:number-style>
    <number:number-style style:name="N10125P0" style:volatile="true" number:language="es" number:country="CO">
      <loext:fill-character> </loext:fill-character>
      <number:number number:decimal-places="0" number:min-integer-digits="1" number:grouping="true"/>
      <number:text> </number:text>
    </number:number-style>
    <number:number-style style:name="N10125P1" style:volatile="true" number:language="es" number:country="CO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5P2" style:volatile="true" number:language="es" number:country="CO">
      <loext:fill-character> </loext:fill-character>
      <number:text>- </number:text>
    </number:number-style>
    <number:text-style style:name="N10125" number:language="es" number:country="CO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s" number:country="CO">
      <number:currency-symbol/>
      <number:text> </number:text>
      <loext:fill-character> </loext:fill-character>
      <number:number number:decimal-places="0" number:min-integer-digits="1" number:grouping="true"/>
      <number:text> </number:text>
    </number:currency-style>
    <number:currency-style style:name="N10129P1" style:volatile="true" number:language="es" number:country="CO">
      <number:currency-symbol/>
      <number:text> </number:text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29P2" style:volatile="true" number:language="es" number:country="CO">
      <number:currency-symbol/>
      <number:text> </number:text>
      <loext:fill-character> </loext:fill-character>
      <number:text>- </number:text>
    </number:currency-style>
    <number:text-style style:name="N10129" number:language="es" number:country="CO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s" number:country="CO">
      <loext:fill-character> </loext:fill-character>
      <number:number number:decimal-places="2" number:min-integer-digits="1" number:grouping="true"/>
      <number:text> </number:text>
    </number:number-style>
    <number:number-style style:name="N10133P1" style:volatile="true" number:language="es" number:country="CO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3P2" style:volatile="true" number:language="es" number:country="CO">
      <loext:fill-character> </loext:fill-character>
      <number:text>-</number:text>
      <number:number number:decimal-places="0" number:min-integer-digits="0"/>
      <number:text> </number:text>
    </number:number-style>
    <number:text-style style:name="N10133" number:language="es" number:country="CO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s" number:country="CO">
      <number:currency-symbol/>
      <number:text> </number:text>
      <loext:fill-character> </loext:fill-character>
      <number:number number:decimal-places="2" number:min-integer-digits="1" number:grouping="true"/>
      <number:text> </number:text>
    </number:currency-style>
    <number:currency-style style:name="N10137P1" style:volatile="true" number:language="es" number:country="CO">
      <number:currency-symbol/>
      <number:text> </number:text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7P2" style:volatile="true" number:language="es" number:country="CO">
      <number:currency-symbol/>
      <number:text> </number:text>
      <loext:fill-character> </loext:fill-character>
      <number:text>-</number:text>
      <number:number number:decimal-places="0" number:min-integer-digits="0"/>
      <number:text> </number:text>
    </number:currency-style>
    <number:text-style style:name="N10137" number:language="es" number:country="CO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7">00/00/0000</text:date>, <text:time style:data-style-name="N2" text:time-value="00:14:46.9646430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32" style:display-name="PageStyle_3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1T20:12:44</meta:creation-date>
    <meta:initial-creator>Usuario UTP</meta:initial-creator>
    <dc:language>es</dc:language>
    <dc:date>2015-03-17T00:15:11.335943108</dc:date>
    <meta:editing-cycles>7</meta:editing-cycles>
    <meta:editing-duration>PT44M24S</meta:editing-duration>
    <meta:generator>LibreOffice/4.3.2.2$Linux_x86 LibreOffice_project/edfb5295ba211bd31ad47d0bad0118690f76407d</meta:generator>
    <meta:document-statistic meta:table-count="3" meta:cell-count="208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6" style:family="chart" style:data-style-name="N11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symbol-type="automatic" chart:symbol-width="0.176cm" chart:symbol-height="0.176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110">
      <style:chart-properties chart:symbol-type="automatic" chart:symbol-width="0.176cm" chart:symbol-height="0.176cm" chart:link-data-style-to-source="true"/>
      <style:graphic-properties draw:stroke="non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.123cm" svg:height="7.64cm" xlink:href=".." xlink:type="simple" chart:class="chart:line" chart:style-name="ch1">
        <chart:title svg:x="5.081cm" svg:y="0.288cm" chart:style-name="ch2">
          <text:p>Tiempo Ejecución Secuencial</text:p>
        </chart:title>
        <chart:subtitle svg:x="7.462cm" svg:y="1.245cm" chart:style-name="ch3">
          <text:p>32x32</text:p>
        </chart:subtitle>
        <chart:plot-area chart:style-name="ch4" table:cell-range-address="'32'.A8:'32'.A13 '32'.E8:'32'.E13" chart:data-source-has-labels="row" svg:x="0.322cm" svg:y="2.106cm" svg:width="15.479cm" svg:height="5.382cm">
          <chartooo:coordinate-region svg:x="1.975cm" svg:y="2.306cm" svg:width="13.732cm" svg:height="4.53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32'.E8:'32'.E13" chart:label-cell-address="'32'.A8:'32'.A13" chart:class="chart:line">
            <chart:data-point chart:repeated="6"/>
          </chart:series>
          <chart:series chart:style-name="ch9" chart:values-cell-range-address="" chart:class="chart:line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2 3 4 5 6</text:p>
                <text:list>
                  <text:list-item>
                    <text:p>1</text:p>
                  </text:list-item>
                  <text:list-item>
                    <text:p>2</text:p>
                  </text:list-item>
                  <text:list-item>
                    <text:p>3</text:p>
                  </text:list-item>
                  <text:list-item>
                    <text:p>4</text:p>
                  </text:list-item>
                  <text:list-item>
                    <text:p>5</text:p>
                  </text:list-item>
                  <text:list-item>
                    <text:p>6</text:p>
                  </text:list-item>
                </text:list>
                <draw:g>
                  <svg:desc>'32'.A8:'32'.A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1">
                <text:p>0.000001</text:p>
                <draw:g>
                  <svg:desc>'32'.E8:'32'.E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439">
                <text:p>0.0014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8091">
                <text:p>0.1180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3226">
                <text:p>0.2532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262975">
                <text:p>2.2629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Linux_x86 LibreOffice_project/edfb5295ba211bd31ad47d0bad0118690f76407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6" style:family="chart" style:data-style-name="N11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symbol-type="automatic" chart:symbol-width="0.176cm" chart:symbol-height="0.176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110">
      <style:chart-properties chart:symbol-type="automatic" chart:symbol-width="0.176cm" chart:symbol-height="0.176cm" chart:link-data-style-to-source="true"/>
      <style:graphic-properties draw:stroke="non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.123cm" svg:height="7.64cm" xlink:href=".." xlink:type="simple" chart:class="chart:line" chart:style-name="ch1">
        <chart:title svg:x="4.379cm" svg:y="0.288cm" chart:style-name="ch2">
          <text:p>Tiempo Ejecución Paralelo Sin TIling</text:p>
        </chart:title>
        <chart:subtitle svg:x="7.673cm" svg:y="1.245cm" chart:style-name="ch3">
          <text:p>4x4</text:p>
        </chart:subtitle>
        <chart:plot-area chart:style-name="ch4" table:cell-range-address="'32'.V8:'32'.V13 '32'.AA8:'32'.AA13" chart:data-source-has-labels="row" svg:x="0.322cm" svg:y="2.106cm" svg:width="15.479cm" svg:height="5.382cm">
          <chartooo:coordinate-region svg:x="1.975cm" svg:y="2.306cm" svg:width="13.732cm" svg:height="4.53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32'.AA8:'32'.AA13" chart:label-cell-address="'32'.V8:'32'.V13" chart:class="chart:line">
            <chart:data-point chart:repeated="6"/>
          </chart:series>
          <chart:series chart:style-name="ch9" chart:values-cell-range-address="" chart:class="chart:line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2 3 4 5 6</text:p>
                <text:list>
                  <text:list-item>
                    <text:p>1</text:p>
                  </text:list-item>
                  <text:list-item>
                    <text:p>2</text:p>
                  </text:list-item>
                  <text:list-item>
                    <text:p>3</text:p>
                  </text:list-item>
                  <text:list-item>
                    <text:p>4</text:p>
                  </text:list-item>
                  <text:list-item>
                    <text:p>5</text:p>
                  </text:list-item>
                  <text:list-item>
                    <text:p>6</text:p>
                  </text:list-item>
                </text:list>
                <draw:g>
                  <svg:desc>'32'.V8:'32'.V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48">
                <text:p>0.000048</text:p>
                <draw:g>
                  <svg:desc>'32'.AA8:'32'.AA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391">
                <text:p>0.0033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6322">
                <text:p>0.0063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7315">
                <text:p>0.04731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Linux_x86 LibreOffice_project/edfb5295ba211bd31ad47d0bad0118690f76407d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6" style:family="chart" style:data-style-name="N11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symbol-type="automatic" chart:symbol-width="0.176cm" chart:symbol-height="0.176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110">
      <style:chart-properties chart:symbol-type="automatic" chart:symbol-width="0.176cm" chart:symbol-height="0.176cm" chart:link-data-style-to-source="true"/>
      <style:graphic-properties draw:stroke="non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.123cm" svg:height="7.64cm" xlink:href=".." xlink:type="simple" chart:class="chart:line" chart:style-name="ch1">
        <chart:title svg:x="4.326cm" svg:y="0.288cm" chart:style-name="ch2">
          <text:p>Tiempo Ejecución Paralelo Con Tiling</text:p>
        </chart:title>
        <chart:subtitle svg:x="7.673cm" svg:y="1.245cm" chart:style-name="ch3">
          <text:p>4x4</text:p>
        </chart:subtitle>
        <chart:plot-area chart:style-name="ch4" table:cell-range-address="'32'.V8:'32'.V13 '32'.AC8:'32'.AC13" chart:data-source-has-labels="row" svg:x="0.322cm" svg:y="2.106cm" svg:width="15.479cm" svg:height="5.382cm">
          <chartooo:coordinate-region svg:x="1.975cm" svg:y="2.305cm" svg:width="13.732cm" svg:height="4.5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32'.AC8:'32'.AC13" chart:label-cell-address="'32'.V8:'32'.V13" chart:class="chart:line">
            <chart:data-point chart:repeated="6"/>
          </chart:series>
          <chart:series chart:style-name="ch9" chart:values-cell-range-address="" chart:class="chart:line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2 3 4 5 6</text:p>
                <text:list>
                  <text:list-item>
                    <text:p>1</text:p>
                  </text:list-item>
                  <text:list-item>
                    <text:p>2</text:p>
                  </text:list-item>
                  <text:list-item>
                    <text:p>3</text:p>
                  </text:list-item>
                  <text:list-item>
                    <text:p>4</text:p>
                  </text:list-item>
                  <text:list-item>
                    <text:p>5</text:p>
                  </text:list-item>
                  <text:list-item>
                    <text:p>6</text:p>
                  </text:list-item>
                </text:list>
                <draw:g>
                  <svg:desc>'32'.V8:'32'.V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27">
                <text:p>0.000027</text:p>
                <draw:g>
                  <svg:desc>'32'.AC8:'32'.A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76">
                <text:p>0.0000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245">
                <text:p>0.0022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4283">
                <text:p>0.0042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308">
                <text:p>0.0330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Linux_x86 LibreOffice_project/edfb5295ba211bd31ad47d0bad0118690f76407d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automatic" chart:symbol-width="0.176cm" chart:symbol-height="0.176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6cm" chart:symbol-height="0.176cm" chart:link-data-style-to-source="true"/>
      <style:graphic-properties svg:stroke-width="0.08cm" svg:stroke-color="#0066cc" draw:fill-color="#0066cc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6cm" chart:symbol-height="0.176cm" chart:link-data-style-to-source="true"/>
      <style:graphic-properties draw:stroke="non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6.103cm" svg:height="7.624cm" xlink:href=".." xlink:type="simple" chart:class="chart:line" chart:style-name="ch1">
        <chart:title svg:x="4.78cm" svg:y="0.288cm" chart:style-name="ch2">
          <text:p>Aceleración con tiling y sin tiling</text:p>
        </chart:title>
        <chart:subtitle svg:x="7.663cm" svg:y="1.245cm" chart:style-name="ch3">
          <text:p>4x4</text:p>
        </chart:subtitle>
        <chart:plot-area chart:style-name="ch4" table:cell-range-address="'32'.V8:'32'.V13 '32'.AB8:'32'.AB13 '32'.AD8:'32'.AD13" chart:data-source-has-labels="row" svg:x="0.322cm" svg:y="2.106cm" svg:width="15.459cm" svg:height="5.366cm">
          <chartooo:coordinate-region svg:x="0.943cm" svg:y="2.305cm" svg:width="14.744cm" svg:height="4.5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32'.AB8:'32'.AB13" chart:label-cell-address="'32'.V8:'32'.V13" chart:class="chart:line">
            <chart:data-point chart:repeated="6"/>
          </chart:series>
          <chart:series chart:style-name="ch9" chart:values-cell-range-address="'32'.AD8:'32'.AD13" chart:label-cell-address="'32'.V8:'32'.V13" chart:class="chart:line">
            <chart:data-point chart:repeated="6"/>
          </chart:series>
          <chart:series chart:style-name="ch10" chart:values-cell-range-address="" chart:class="chart:line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2 3 4 5 6</text:p>
                <text:list>
                  <text:list-item>
                    <text:p>1</text:p>
                  </text:list-item>
                  <text:list-item>
                    <text:p>2</text:p>
                  </text:list-item>
                  <text:list-item>
                    <text:p>3</text:p>
                  </text:list-item>
                  <text:list-item>
                    <text:p>4</text:p>
                  </text:list-item>
                  <text:list-item>
                    <text:p>5</text:p>
                  </text:list-item>
                  <text:list-item>
                    <text:p>6</text:p>
                  </text:list-item>
                </text:list>
                <draw:g>
                  <svg:desc>'32'.V8:'32'.V13</svg:desc>
                </draw:g>
              </table:table-cell>
              <table:table-cell office:value-type="string">
                <text:p>1 2 3 4 5 6</text:p>
                <text:list>
                  <text:list-item>
                    <text:p>1</text:p>
                  </text:list-item>
                  <text:list-item>
                    <text:p>2</text:p>
                  </text:list-item>
                  <text:list-item>
                    <text:p>3</text:p>
                  </text:list-item>
                  <text:list-item>
                    <text:p>4</text:p>
                  </text:list-item>
                  <text:list-item>
                    <text:p>5</text:p>
                  </text:list-item>
                  <text:list-item>
                    <text:p>6</text:p>
                  </text:list-item>
                </text:list>
                <draw:g>
                  <svg:desc>'32'.V8:'32'.V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16666666666667">
                <text:p>0.0416666666666667</text:p>
                <draw:g>
                  <svg:desc>'32'.AB8:'32'.AB13</svg:desc>
                </draw:g>
              </table:table-cell>
              <table:table-cell office:value-type="float" office:value="0.0740740740740741">
                <text:p>0.0740740740740741</text:p>
                <draw:g>
                  <svg:desc>'32'.AD8:'32'.A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811320754717">
                <text:p>1.9811320754717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.9561403508772">
                <text:p>29.9561403508772</text:p>
              </table:table-cell>
              <table:table-cell office:value-type="float" office:value="44.9342105263158">
                <text:p>44.93421052631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.7042170451194">
                <text:p>34.7042170451194</text:p>
              </table:table-cell>
              <table:table-cell office:value-type="float" office:value="52.4195991091314">
                <text:p>52.41959910913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0153432458083">
                <text:p>40.0153432458083</text:p>
              </table:table-cell>
              <table:table-cell office:value-type="float" office:value="59.0653747373337">
                <text:p>59.06537473733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.6780513579203">
                <text:p>41.6780513579203</text:p>
              </table:table-cell>
              <table:table-cell office:value-type="float" office:value="59.6129685610641">
                <text:p>59.612968561064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Linux_x86 LibreOffice_project/edfb5295ba211bd31ad47d0bad0118690f76407d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6" style:family="chart" style:data-style-name="N11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symbol-type="automatic" chart:symbol-width="0.176cm" chart:symbol-height="0.176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110">
      <style:chart-properties chart:symbol-type="automatic" chart:symbol-width="0.176cm" chart:symbol-height="0.176cm" chart:link-data-style-to-source="true"/>
      <style:graphic-properties draw:stroke="non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.105cm" svg:height="7.657cm" xlink:href=".." xlink:type="simple" chart:class="chart:line" chart:style-name="ch1">
        <chart:title svg:x="4.463cm" svg:y="0.289cm" chart:style-name="ch2">
          <text:p>Tiempo Ejecución Paralelo sin tiling</text:p>
        </chart:title>
        <chart:subtitle svg:x="7.453cm" svg:y="1.247cm" chart:style-name="ch3">
          <text:p>32x32</text:p>
        </chart:subtitle>
        <chart:plot-area chart:style-name="ch4" table:cell-range-address="'32'.A8:'32'.A13 '32'.F8:'32'.F13" chart:data-source-has-labels="row" svg:x="0.322cm" svg:y="2.109cm" svg:width="15.461cm" svg:height="5.395cm">
          <chartooo:coordinate-region svg:x="1.975cm" svg:y="2.309cm" svg:width="13.714cm" svg:height="4.54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32'.F8:'32'.F13" chart:label-cell-address="'32'.A8:'32'.A13" chart:class="chart:line">
            <chart:data-point chart:repeated="6"/>
          </chart:series>
          <chart:series chart:style-name="ch9" chart:values-cell-range-address="" chart:class="chart:line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2 3 4 5 6</text:p>
                <text:list>
                  <text:list-item>
                    <text:p>1</text:p>
                  </text:list-item>
                  <text:list-item>
                    <text:p>2</text:p>
                  </text:list-item>
                  <text:list-item>
                    <text:p>3</text:p>
                  </text:list-item>
                  <text:list-item>
                    <text:p>4</text:p>
                  </text:list-item>
                  <text:list-item>
                    <text:p>5</text:p>
                  </text:list-item>
                  <text:list-item>
                    <text:p>6</text:p>
                  </text:list-item>
                </text:list>
                <draw:g>
                  <svg:desc>'32'.A8:'32'.A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46">
                <text:p>0.000046</text:p>
                <draw:g>
                  <svg:desc>'32'.F8:'32'.F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56">
                <text:p>0.0000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84">
                <text:p>0.0000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661">
                <text:p>0.0016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967">
                <text:p>0.0019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2896">
                <text:p>0.0128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Linux_x86 LibreOffice_project/edfb5295ba211bd31ad47d0bad0118690f76407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6" style:family="chart" style:data-style-name="N11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symbol-type="automatic" chart:symbol-width="0.176cm" chart:symbol-height="0.176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110">
      <style:chart-properties chart:symbol-type="automatic" chart:symbol-width="0.176cm" chart:symbol-height="0.176cm" chart:link-data-style-to-source="true"/>
      <style:graphic-properties draw:stroke="non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.105cm" svg:height="7.658cm" xlink:href=".." xlink:type="simple" chart:class="chart:line" chart:style-name="ch1">
        <chart:title svg:x="4.344cm" svg:y="0.289cm" chart:style-name="ch2">
          <text:p>Tiempo ejecución Paralelo Con Tiling</text:p>
        </chart:title>
        <chart:subtitle svg:x="7.453cm" svg:y="1.247cm" chart:style-name="ch3">
          <text:p>32x32</text:p>
        </chart:subtitle>
        <chart:plot-area chart:style-name="ch4" table:cell-range-address="'32'.A8:'32'.A13 '32'.H8:'32'.H13" chart:data-source-has-labels="row" svg:x="0.322cm" svg:y="2.109cm" svg:width="15.461cm" svg:height="5.396cm">
          <chartooo:coordinate-region svg:x="1.975cm" svg:y="2.308cm" svg:width="13.714cm" svg:height="4.5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32'.H8:'32'.H13" chart:label-cell-address="'32'.A8:'32'.A13" chart:class="chart:line">
            <chart:data-point chart:repeated="6"/>
          </chart:series>
          <chart:series chart:style-name="ch9" chart:values-cell-range-address="" chart:class="chart:line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2 3 4 5 6</text:p>
                <text:list>
                  <text:list-item>
                    <text:p>1</text:p>
                  </text:list-item>
                  <text:list-item>
                    <text:p>2</text:p>
                  </text:list-item>
                  <text:list-item>
                    <text:p>3</text:p>
                  </text:list-item>
                  <text:list-item>
                    <text:p>4</text:p>
                  </text:list-item>
                  <text:list-item>
                    <text:p>5</text:p>
                  </text:list-item>
                  <text:list-item>
                    <text:p>6</text:p>
                  </text:list-item>
                </text:list>
                <draw:g>
                  <svg:desc>'32'.A8:'32'.A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3">
                <text:p>0.00003</text:p>
                <draw:g>
                  <svg:desc>'32'.H8:'32'.H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31">
                <text:p>0.0000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105">
                <text:p>0.0011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793">
                <text:p>0.0007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418">
                <text:p>0.004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Linux_x86 LibreOffice_project/edfb5295ba211bd31ad47d0bad0118690f76407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automatic" chart:symbol-width="0.176cm" chart:symbol-height="0.176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110">
      <style:chart-properties chart:symbol-type="automatic" chart:symbol-width="0.176cm" chart:symbol-height="0.176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6cm" chart:symbol-height="0.176cm" chart:link-data-style-to-source="true"/>
      <style:graphic-properties draw:stroke="non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6.105cm" svg:height="7.622cm" xlink:href=".." xlink:type="simple" chart:class="chart:line" chart:style-name="ch1">
        <chart:title svg:x="4.781cm" svg:y="0.288cm" chart:style-name="ch2">
          <text:p>Aceleración con tiling y sin tiling</text:p>
        </chart:title>
        <chart:subtitle svg:x="7.453cm" svg:y="1.245cm" chart:style-name="ch3">
          <text:p>32x32</text:p>
        </chart:subtitle>
        <chart:plot-area chart:style-name="ch4" table:cell-range-address="'32'.A8:'32'.A13 '32'.I8:'32'.I13 '32'.G8:'32'.G13" chart:data-source-has-labels="row" svg:x="0.322cm" svg:y="2.106cm" svg:width="15.461cm" svg:height="5.364cm">
          <chartooo:coordinate-region svg:x="1.129cm" svg:y="2.306cm" svg:width="14.56cm" svg:height="4.51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32'.I8:'32'.I13" chart:label-cell-address="'32'.A8:'32'.A13" chart:class="chart:line">
            <chart:data-point chart:repeated="6"/>
          </chart:series>
          <chart:series chart:style-name="ch9" chart:values-cell-range-address="'32'.G8:'32'.G13" chart:label-cell-address="'32'.A8:'32'.A13" chart:class="chart:line">
            <chart:data-point chart:repeated="6"/>
          </chart:series>
          <chart:series chart:style-name="ch10" chart:values-cell-range-address="" chart:class="chart:line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2 3 4 5 6</text:p>
                <text:list>
                  <text:list-item>
                    <text:p>1</text:p>
                  </text:list-item>
                  <text:list-item>
                    <text:p>2</text:p>
                  </text:list-item>
                  <text:list-item>
                    <text:p>3</text:p>
                  </text:list-item>
                  <text:list-item>
                    <text:p>4</text:p>
                  </text:list-item>
                  <text:list-item>
                    <text:p>5</text:p>
                  </text:list-item>
                  <text:list-item>
                    <text:p>6</text:p>
                  </text:list-item>
                </text:list>
                <draw:g>
                  <svg:desc>'32'.A8:'32'.A13</svg:desc>
                </draw:g>
              </table:table-cell>
              <table:table-cell office:value-type="string">
                <text:p>1 2 3 4 5 6</text:p>
                <text:list>
                  <text:list-item>
                    <text:p>1</text:p>
                  </text:list-item>
                  <text:list-item>
                    <text:p>2</text:p>
                  </text:list-item>
                  <text:list-item>
                    <text:p>3</text:p>
                  </text:list-item>
                  <text:list-item>
                    <text:p>4</text:p>
                  </text:list-item>
                  <text:list-item>
                    <text:p>5</text:p>
                  </text:list-item>
                  <text:list-item>
                    <text:p>6</text:p>
                  </text:list-item>
                </text:list>
                <draw:g>
                  <svg:desc>'32'.A8:'32'.A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33333333333333">
                <text:p>0.0333333333333333</text:p>
                <draw:g>
                  <svg:desc>'32'.I8:'32'.I13</svg:desc>
                </draw:g>
              </table:table-cell>
              <table:table-cell office:value-type="float" office:value="0.0217391304347826">
                <text:p>0.0217391304347826</text:p>
                <draw:g>
                  <svg:desc>'32'.G8:'32'.G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38709677419355">
                <text:p>3.38709677419355</text:p>
              </table:table-cell>
              <table:table-cell office:value-type="float" office:value="1.875">
                <text:p>1.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.9791666666667">
                <text:p>29.9791666666667</text:p>
              </table:table-cell>
              <table:table-cell office:value-type="float" office:value="17.1309523809524">
                <text:p>17.13095238095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6.869683257919">
                <text:p>106.869683257919</text:p>
              </table:table-cell>
              <table:table-cell office:value-type="float" office:value="71.0963275135461">
                <text:p>71.09632751354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9.326607818411">
                <text:p>319.326607818411</text:p>
              </table:table-cell>
              <table:table-cell office:value-type="float" office:value="128.737163192679">
                <text:p>128.7371631926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1.381578947368">
                <text:p>541.381578947368</text:p>
              </table:table-cell>
              <table:table-cell office:value-type="float" office:value="175.478830645161">
                <text:p>175.47883064516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Linux_x86 LibreOffice_project/edfb5295ba211bd31ad47d0bad0118690f76407d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6" style:family="chart" style:data-style-name="N111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symbol-type="automatic" chart:symbol-width="0.176cm" chart:symbol-height="0.176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110">
      <style:chart-properties chart:symbol-type="automatic" chart:symbol-width="0.176cm" chart:symbol-height="0.176cm" chart:link-data-style-to-source="true"/>
      <style:graphic-properties draw:stroke="non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.123cm" svg:height="7.64cm" xlink:href=".." xlink:type="simple" chart:class="chart:line" chart:style-name="ch1">
        <chart:title svg:x="5.081cm" svg:y="0.288cm" chart:style-name="ch2">
          <text:p>Tiempo Ejecucion Secuencial</text:p>
        </chart:title>
        <chart:subtitle svg:x="7.462cm" svg:y="1.245cm" chart:style-name="ch3">
          <text:p>16x16</text:p>
        </chart:subtitle>
        <chart:plot-area chart:style-name="ch4" table:cell-range-address="'32'.L8:'32'.L13 '32'.P8:'32'.P13" chart:data-source-has-labels="row" svg:x="0.322cm" svg:y="2.106cm" svg:width="15.479cm" svg:height="5.382cm">
          <chartooo:coordinate-region svg:x="1.975cm" svg:y="2.306cm" svg:width="13.732cm" svg:height="4.53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32'.P8:'32'.P13" chart:label-cell-address="'32'.L8:'32'.L13" chart:class="chart:line">
            <chart:data-point chart:repeated="6"/>
          </chart:series>
          <chart:series chart:style-name="ch9" chart:values-cell-range-address="" chart:class="chart:line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2 3 4 5 6</text:p>
                <text:list>
                  <text:list-item>
                    <text:p>1</text:p>
                  </text:list-item>
                  <text:list-item>
                    <text:p>2</text:p>
                  </text:list-item>
                  <text:list-item>
                    <text:p>3</text:p>
                  </text:list-item>
                  <text:list-item>
                    <text:p>4</text:p>
                  </text:list-item>
                  <text:list-item>
                    <text:p>5</text:p>
                  </text:list-item>
                  <text:list-item>
                    <text:p>6</text:p>
                  </text:list-item>
                </text:list>
                <draw:g>
                  <svg:desc>'32'.L8:'32'.L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1">
                <text:p>0.000001</text:p>
                <draw:g>
                  <svg:desc>'32'.P8:'32'.P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3349">
                <text:p>0.0033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3778">
                <text:p>0.1137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1745">
                <text:p>0.2517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953697">
                <text:p>1.95369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Linux_x86 LibreOffice_project/edfb5295ba211bd31ad47d0bad0118690f76407d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6" style:family="chart" style:data-style-name="N11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symbol-type="automatic" chart:symbol-width="0.176cm" chart:symbol-height="0.176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110">
      <style:chart-properties chart:symbol-type="automatic" chart:symbol-width="0.176cm" chart:symbol-height="0.176cm" chart:link-data-style-to-source="true"/>
      <style:graphic-properties draw:stroke="non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.123cm" svg:height="7.64cm" xlink:href=".." xlink:type="simple" chart:class="chart:line" chart:style-name="ch1">
        <chart:title svg:x="4.379cm" svg:y="0.288cm" chart:style-name="ch2">
          <text:p>Tiempo Ejecución Paralelo Sin TIling</text:p>
        </chart:title>
        <chart:subtitle svg:x="7.462cm" svg:y="1.245cm" chart:style-name="ch3">
          <text:p>16x16</text:p>
        </chart:subtitle>
        <chart:plot-area chart:style-name="ch4" table:cell-range-address="'32'.L8:'32'.L13 '32'.Q8:'32'.Q13" chart:data-source-has-labels="row" svg:x="0.322cm" svg:y="2.106cm" svg:width="15.479cm" svg:height="5.382cm">
          <chartooo:coordinate-region svg:x="1.975cm" svg:y="2.305cm" svg:width="13.732cm" svg:height="4.5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32'.Q8:'32'.Q13" chart:label-cell-address="'32'.L8:'32'.L13" chart:class="chart:line">
            <chart:data-point chart:repeated="6"/>
          </chart:series>
          <chart:series chart:style-name="ch9" chart:values-cell-range-address="" chart:class="chart:line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2 3 4 5 6</text:p>
                <text:list>
                  <text:list-item>
                    <text:p>1</text:p>
                  </text:list-item>
                  <text:list-item>
                    <text:p>2</text:p>
                  </text:list-item>
                  <text:list-item>
                    <text:p>3</text:p>
                  </text:list-item>
                  <text:list-item>
                    <text:p>4</text:p>
                  </text:list-item>
                  <text:list-item>
                    <text:p>5</text:p>
                  </text:list-item>
                  <text:list-item>
                    <text:p>6</text:p>
                  </text:list-item>
                </text:list>
                <draw:g>
                  <svg:desc>'32'.L8:'32'.L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49">
                <text:p>0.000049</text:p>
                <draw:g>
                  <svg:desc>'32'.Q8:'32'.Q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79">
                <text:p>0.0000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24">
                <text:p>0.001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853">
                <text:p>0.0018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2466">
                <text:p>0.01246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Linux_x86 LibreOffice_project/edfb5295ba211bd31ad47d0bad0118690f76407d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6" style:family="chart" style:data-style-name="N11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symbol-type="automatic" chart:symbol-width="0.176cm" chart:symbol-height="0.176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110">
      <style:chart-properties chart:symbol-type="automatic" chart:symbol-width="0.176cm" chart:symbol-height="0.176cm" chart:link-data-style-to-source="true"/>
      <style:graphic-properties draw:stroke="non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.123cm" svg:height="7.64cm" xlink:href=".." xlink:type="simple" chart:class="chart:line" chart:style-name="ch1">
        <chart:title svg:x="4.326cm" svg:y="0.288cm" chart:style-name="ch2">
          <text:p>Tiempo Ejecución Paralelo Con Tiling</text:p>
        </chart:title>
        <chart:subtitle svg:x="7.462cm" svg:y="1.245cm" chart:style-name="ch3">
          <text:p>16x16</text:p>
        </chart:subtitle>
        <chart:plot-area chart:style-name="ch4" table:cell-range-address="'32'.L8:'32'.L13 '32'.S8:'32'.S13" chart:data-source-has-labels="row" svg:x="0.322cm" svg:y="2.106cm" svg:width="15.479cm" svg:height="5.382cm">
          <chartooo:coordinate-region svg:x="1.975cm" svg:y="2.305cm" svg:width="13.732cm" svg:height="4.5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32'.S8:'32'.S13" chart:label-cell-address="'32'.L8:'32'.L13" chart:class="chart:line">
            <chart:data-point chart:repeated="6"/>
          </chart:series>
          <chart:series chart:style-name="ch9" chart:values-cell-range-address="" chart:class="chart:line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2 3 4 5 6</text:p>
                <text:list>
                  <text:list-item>
                    <text:p>1</text:p>
                  </text:list-item>
                  <text:list-item>
                    <text:p>2</text:p>
                  </text:list-item>
                  <text:list-item>
                    <text:p>3</text:p>
                  </text:list-item>
                  <text:list-item>
                    <text:p>4</text:p>
                  </text:list-item>
                  <text:list-item>
                    <text:p>5</text:p>
                  </text:list-item>
                  <text:list-item>
                    <text:p>6</text:p>
                  </text:list-item>
                </text:list>
                <draw:g>
                  <svg:desc>'32'.L8:'32'.L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28">
                <text:p>0.000028</text:p>
                <draw:g>
                  <svg:desc>'32'.S8:'32'.S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28">
                <text:p>0.0000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47">
                <text:p>0.0000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742">
                <text:p>0.0007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676">
                <text:p>0.0006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4839">
                <text:p>0.00483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Linux_x86 LibreOffice_project/edfb5295ba211bd31ad47d0bad0118690f76407d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automatic" chart:symbol-width="0.176cm" chart:symbol-height="0.176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6cm" chart:symbol-height="0.176cm" chart:link-data-style-to-source="true"/>
      <style:graphic-properties svg:stroke-width="0.08cm" svg:stroke-color="#0066cc" draw:fill-color="#0066cc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6cm" chart:symbol-height="0.176cm" chart:link-data-style-to-source="true"/>
      <style:graphic-properties draw:stroke="non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6.105cm" svg:height="7.622cm" xlink:href=".." xlink:type="simple" chart:class="chart:line" chart:style-name="ch1">
        <chart:title svg:x="4.781cm" svg:y="0.288cm" chart:style-name="ch2">
          <text:p>Aceleración con tiling y sin tiling</text:p>
        </chart:title>
        <chart:subtitle svg:x="7.453cm" svg:y="1.245cm" chart:style-name="ch3">
          <text:p>16x16</text:p>
        </chart:subtitle>
        <chart:plot-area chart:style-name="ch4" table:cell-range-address="'32'.L8:'32'.L13 '32'.R8:'32'.R13 '32'.T8:'32'.T13" chart:data-source-has-labels="row" svg:x="0.322cm" svg:y="2.106cm" svg:width="15.461cm" svg:height="5.364cm">
          <chartooo:coordinate-region svg:x="1.129cm" svg:y="2.305cm" svg:width="14.56cm" svg:height="4.51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32'.R8:'32'.R13" chart:label-cell-address="'32'.L8:'32'.L13" chart:class="chart:line">
            <chart:data-point chart:repeated="6"/>
          </chart:series>
          <chart:series chart:style-name="ch9" chart:values-cell-range-address="'32'.T8:'32'.T13" chart:label-cell-address="'32'.L8:'32'.L13" chart:class="chart:line">
            <chart:data-point chart:repeated="6"/>
          </chart:series>
          <chart:series chart:style-name="ch10" chart:values-cell-range-address="" chart:class="chart:line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2 3 4 5 6</text:p>
                <text:list>
                  <text:list-item>
                    <text:p>1</text:p>
                  </text:list-item>
                  <text:list-item>
                    <text:p>2</text:p>
                  </text:list-item>
                  <text:list-item>
                    <text:p>3</text:p>
                  </text:list-item>
                  <text:list-item>
                    <text:p>4</text:p>
                  </text:list-item>
                  <text:list-item>
                    <text:p>5</text:p>
                  </text:list-item>
                  <text:list-item>
                    <text:p>6</text:p>
                  </text:list-item>
                </text:list>
                <draw:g>
                  <svg:desc>'32'.L8:'32'.L13</svg:desc>
                </draw:g>
              </table:table-cell>
              <table:table-cell office:value-type="string">
                <text:p>1 2 3 4 5 6</text:p>
                <text:list>
                  <text:list-item>
                    <text:p>1</text:p>
                  </text:list-item>
                  <text:list-item>
                    <text:p>2</text:p>
                  </text:list-item>
                  <text:list-item>
                    <text:p>3</text:p>
                  </text:list-item>
                  <text:list-item>
                    <text:p>4</text:p>
                  </text:list-item>
                  <text:list-item>
                    <text:p>5</text:p>
                  </text:list-item>
                  <text:list-item>
                    <text:p>6</text:p>
                  </text:list-item>
                </text:list>
                <draw:g>
                  <svg:desc>'32'.L8:'32'.L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04081632653061">
                <text:p>0.0204081632653061</text:p>
                <draw:g>
                  <svg:desc>'32'.R8:'32'.R13</svg:desc>
                </draw:g>
              </table:table-cell>
              <table:table-cell office:value-type="float" office:value="0.0357142857142857">
                <text:p>0.0357142857142857</text:p>
                <draw:g>
                  <svg:desc>'32'.T8:'32'.T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4444444444444">
                <text:p>1.94444444444444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.3924050632911">
                <text:p>42.3924050632911</text:p>
              </table:table-cell>
              <table:table-cell office:value-type="float" office:value="71.2553191489362">
                <text:p>71.25531914893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1.7564516129032">
                <text:p>91.7564516129032</text:p>
              </table:table-cell>
              <table:table-cell office:value-type="float" office:value="153.339622641509">
                <text:p>153.3396226415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5.858067997841">
                <text:p>135.858067997841</text:p>
              </table:table-cell>
              <table:table-cell office:value-type="float" office:value="372.403846153846">
                <text:p>372.4038461538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6.72204395957">
                <text:p>156.72204395957</text:p>
              </table:table-cell>
              <table:table-cell office:value-type="float" office:value="403.73982227733">
                <text:p>403.7398222773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Linux_x86 LibreOffice_project/edfb5295ba211bd31ad47d0bad0118690f76407d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6" style:family="chart" style:data-style-name="N111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symbol-type="automatic" chart:symbol-width="0.176cm" chart:symbol-height="0.176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110">
      <style:chart-properties chart:symbol-type="automatic" chart:symbol-width="0.176cm" chart:symbol-height="0.176cm" chart:link-data-style-to-source="true"/>
      <style:graphic-properties draw:stroke="non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.123cm" svg:height="7.64cm" xlink:href=".." xlink:type="simple" chart:class="chart:line" chart:style-name="ch1">
        <chart:title svg:x="5.081cm" svg:y="0.288cm" chart:style-name="ch2">
          <text:p>Tiempo Ejecucion Secuencial</text:p>
        </chart:title>
        <chart:subtitle svg:x="7.673cm" svg:y="1.245cm" chart:style-name="ch3">
          <text:p>4x4</text:p>
        </chart:subtitle>
        <chart:plot-area chart:style-name="ch4" table:cell-range-address="'32'.V8:'32'.V13 '32'.Z8:'32'.Z13" chart:data-source-has-labels="row" svg:x="0.322cm" svg:y="2.106cm" svg:width="15.479cm" svg:height="5.382cm">
          <chartooo:coordinate-region svg:x="1.975cm" svg:y="2.306cm" svg:width="13.732cm" svg:height="4.53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32'.Z8:'32'.Z13" chart:label-cell-address="'32'.V8:'32'.V13" chart:class="chart:line">
            <chart:data-point chart:repeated="6"/>
          </chart:series>
          <chart:series chart:style-name="ch9" chart:values-cell-range-address="" chart:class="chart:line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2 3 4 5 6</text:p>
                <text:list>
                  <text:list-item>
                    <text:p>1</text:p>
                  </text:list-item>
                  <text:list-item>
                    <text:p>2</text:p>
                  </text:list-item>
                  <text:list-item>
                    <text:p>3</text:p>
                  </text:list-item>
                  <text:list-item>
                    <text:p>4</text:p>
                  </text:list-item>
                  <text:list-item>
                    <text:p>5</text:p>
                  </text:list-item>
                  <text:list-item>
                    <text:p>6</text:p>
                  </text:list-item>
                </text:list>
                <draw:g>
                  <svg:desc>'32'.V8:'32'.V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2">
                <text:p>0.000002</text:p>
                <draw:g>
                  <svg:desc>'32'.Z8:'32'.Z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3415">
                <text:p>0.0034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7682">
                <text:p>0.1176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2977">
                <text:p>0.2529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971997">
                <text:p>1.97199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Linux_x86 LibreOffice_project/edfb5295ba211bd31ad47d0bad0118690f76407d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